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36968" calcext:value-type="float">
            <text:p>58.0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98952" calcext:value-type="float">
            <text:p>54.09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20472" calcext:value-type="float">
            <text:p>51.0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2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20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58424" calcext:value-type="float">
            <text:p>36.15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9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979336" calcext:value-type="float">
            <text:p>44.9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7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7384" calcext:value-type="float">
            <text:p>49.7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58" calcext:value-type="float">
            <text:p>50.2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20872" calcext:value-type="float">
            <text:p>54.22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39344" calcext:value-type="float">
            <text:p>51.1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618392" calcext:value-type="float">
            <text:p>49.6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1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79592" calcext:value-type="float">
            <text:p>43.97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1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9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34768" calcext:value-type="float">
            <text:p>40.43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7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0816" calcext:value-type="float">
            <text:p>34.8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75928" calcext:value-type="float">
            <text:p>34.47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18101</text:p>
          </table:table-cell>
          <table:table-cell office:value-type="string" calcext:value-type="string">
            <text:p>R-K-S Ware, Inc.</text:p>
          </table:table-cell>
          <table:table-cell office:value-type="string" calcext:value-type="string">
            <text:p>2001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82904" calcext:value-type="float">
            <text:p>26.28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2" meta:object-count="0"/>
    <meta:user-defined meta:name="AppVersion">3.0</meta:user-defined>
  </office:meta>
</office:document-meta>
</file>